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odule.getAttribute( String name , Configuration modeConf , Map objectModel ,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Attribute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odule.getAttributeValues( String name , Configuration modeConf , Map objectModel , int sco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questAttribute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